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20100" calcext:value-type="float">
            <text:p>201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3900" calcext:value-type="float">
            <text:p>239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6900" calcext:value-type="float">
            <text:p>1969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5" table:formula="of:=SUM([.B59:.F59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1598.71517027864" calcext:value-type="float">
            <text:p>1598.71517027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1598.71517027864" calcext:value-type="float">
            <text:p>1598.715170278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1598.71517027864" calcext:value-type="float">
            <text:p>1598.715170278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1598.71517027864" calcext:value-type="float">
            <text:p>1598.71517027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office:value-type="string" calcext:value-type="string">
            <text:p>+Lusine</text:p>
          </table:table-cell>
          <table:table-cell table:number-columns-repeated="2"/>
          <table:table-cell table:formula="of:=SUM([.B82:.F82])" office:value-type="float" office:value="1598.71517027864" calcext:value-type="float">
            <text:p>1598.71517027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1163.42105263158" calcext:value-type="float">
            <text:p>1163.42105263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1238.71517027864" calcext:value-type="float">
            <text:p>1238.715170278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1163.42105263158" calcext:value-type="float">
            <text:p>1163.421052631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1598.71517027864" calcext:value-type="float">
            <text:p>1598.71517027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1230.29411764706" calcext:value-type="float">
            <text:p>1230.29411764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1598.71517027864" calcext:value-type="float">
            <text:p>1598.715170278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29571.5789473684" calcext:value-type="float">
            <text:p>29571.5789473684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0:14:51.102824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0T11:59:34.708822514</dc:date>
    <meta:editing-duration>P10DT11H7M41S</meta:editing-duration>
    <meta:editing-cycles>3243</meta:editing-cycles>
    <meta:generator>LibreOffice/4.2.8.2$Linux_X86_64 LibreOffice_project/420m0$Build-2</meta:generator>
    <meta:document-statistic meta:table-count="19" meta:cell-count="8899" meta:object-count="0"/>
  </office:meta>
</office:document-meta>
</file>